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5cm" fo:min-width="4.7cm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2.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15cm" fo:min-width="0.9cm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4.1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6.878cm"/>
    </style:style>
    <style:style style:name="gr8" style:family="graphic" style:parent-style-name="standard">
      <style:graphic-properties draw:textarea-horizontal-align="justify" draw:textarea-vertical-align="middle" draw:auto-grow-height="false" fo:min-height="0.95cm" fo:min-width="2.3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2.9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measure">
      <style:graphic-properties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55cm" fo:min-width="22.1cm"/>
    </style:style>
    <style:style style:name="gr13" style:family="graphic" style:parent-style-name="standard">
      <style:graphic-properties draw:fill="solid" draw:fill-color="#ffdbb6" draw:auto-grow-height="false" fo:min-height="1.241cm" fo:min-width="2.574cm" fo:wrap-option="wrap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3.3cm"/>
    </style:style>
    <style:style style:name="gr1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dbb6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1" draw:id="id1" draw:layer="layout" svg:width="5.2cm" svg:height="1cm" svg:x="10.6cm" svg:y="0.8cm">
          <text:p text:style-name="P1">Inscrip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cm" svg:height="0.8cm" svg:x="11.6cm" svg:y="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cm" svg:height="0.8cm" svg:x="11.6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cm" svg:height="0.8cm" svg:x="11.6cm" svg:y="4.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3.2cm" svg:y1="1.8cm" svg:x2="13.2cm" svg:y2="5.6cm">
          <text:p/>
        </draw:line>
        <draw:custom-shape draw:style-name="gr4" draw:text-style-name="P1" draw:layer="layout" svg:width="1.4cm" svg:height="0.4cm" svg:x="12.4cm" svg:y="5.6cm">
          <text:p text:style-name="P1">etc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6cm" svg:height="1.2cm" svg:x="10.8cm" svg:y="8.6cm">
          <text:p text:style-name="P1">Index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5.8cm" svg:y1="1.3cm" svg:x2="18.822cm" svg:y2="2.959cm" draw:start-shape="id1" draw:start-glue-point="1" svg:d="M15800 1300h1762v1659h1260" svg:viewBox="0 0 3023 1660">
          <text:p/>
        </draw:connector>
        <draw:custom-shape draw:style-name="gr7" draw:text-style-name="P1" draw:layer="layout" svg:width="7.378cm" svg:height="1cm" svg:x="18.822cm" svg:y="2.4cm">
          <text:p text:style-name="P1">Mentions légales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3.2cm" svg:y1="6cm" svg:x2="13.2cm" svg:y2="8.6cm">
          <text:p/>
        </draw:line>
        <draw:custom-shape draw:style-name="gr8" draw:text-style-name="P1" draw:layer="layout" svg:width="2.8cm" svg:height="1.2cm" svg:x="23.2cm" svg:y="8.6cm">
          <text:p text:style-name="P1">Contact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4cm" svg:height="1.2cm" svg:x="7.2cm" svg:y="8.6cm">
          <text:p text:style-name="P1">Gestion du</text:p>
          <text:p text:style-name="P1">Profil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4cm" svg:height="1.2cm" svg:x="3.6cm" svg:y="8.6cm">
          <text:p text:style-name="P1">Paramètres</text:p>
          <text:p text:style-name="P1">utilisateur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4cm" svg:height="1.2cm" svg:x="15.6cm" svg:y="8.6cm">
          <text:p text:style-name="P1">Recherche</text:p>
          <text:p text:style-name="P1">profils 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4cm" svg:height="1.2cm" svg:x="19.4cm" svg:y="8.6cm">
          <text:p text:style-name="P1">Messagerie</text:p>
          <text:p text:style-name="P1">Et chat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3.6cm" svg:y1="10.2cm" svg:x2="26.2cm" svg:y2="10.2cm">
          <text:p/>
        </draw:line>
        <draw:line draw:style-name="gr10" draw:text-style-name="P2" draw:layer="layout" svg:x1="8.6cm" svg:y1="9.8cm" svg:x2="8.6cm" svg:y2="10.2cm">
          <text:p/>
        </draw:line>
        <draw:line draw:style-name="gr10" draw:text-style-name="P2" draw:layer="layout" svg:x1="13cm" svg:y1="9.8cm" svg:x2="13cm" svg:y2="10.2cm">
          <text:p/>
        </draw:line>
        <draw:line draw:style-name="gr10" draw:text-style-name="P2" draw:layer="layout" svg:x1="17.2cm" svg:y1="9.8cm" svg:x2="17.2cm" svg:y2="10.2cm">
          <text:p/>
        </draw:line>
        <draw:line draw:style-name="gr10" draw:text-style-name="P2" draw:layer="layout" svg:x1="21cm" svg:y1="9.8cm" svg:x2="21cm" svg:y2="10.2cm">
          <text:p/>
        </draw:line>
        <draw:line draw:style-name="gr10" draw:text-style-name="P2" draw:layer="layout" svg:x1="24.8cm" svg:y1="9.8cm" svg:x2="24.8cm" svg:y2="10.2cm">
          <text:p/>
        </draw:line>
        <draw:line draw:style-name="gr10" draw:text-style-name="P2" draw:layer="layout" svg:x1="5.4cm" svg:y1="9.8cm" svg:x2="5.4cm" svg:y2="10.2cm">
          <text:p/>
        </draw:line>
        <draw:line draw:style-name="gr10" draw:text-style-name="P2" draw:layer="layout" svg:x1="23.6cm" svg:y1="3.4cm" svg:x2="23.6cm" svg:y2="8.6cm">
          <text:p/>
        </draw:line>
        <draw:measure draw:style-name="gr11" draw:text-style-name="P1" draw:layer="measurelines" svg:x1="2.2cm" svg:y1="0.8cm" svg:x2="2.2cm" svg:y2="10.2cm">
          <text:p text:style-name="P1">Acces utilisateurs</text:p>
          <text:p text:style-name="P1"/>
        </draw:measure>
        <draw:measure draw:style-name="gr11" draw:text-style-name="P1" draw:layer="measurelines" svg:x1="0.4cm" svg:y1="0.8cm" svg:x2="0.4cm" svg:y2="14.4cm">
          <text:p text:style-name="P1">Accès back office</text:p>
        </draw:measure>
        <draw:custom-shape draw:style-name="gr12" draw:text-style-name="P1" draw:layer="layout" svg:width="22.6cm" svg:height="1.8cm" svg:x="3.6cm" svg:y="11.8cm">
          <text:p text:style-name="P1">Page simplifiée des accès aux pages et configurations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3.4cm" svg:y1="14.8cm" svg:x2="13.4cm" svg:y2="13.6cm">
          <text:p/>
        </draw:line>
        <draw:custom-shape draw:style-name="gr13" draw:text-style-name="P3" draw:layer="layout" svg:width="4cm" svg:height="4.6cm" svg:x="4.6cm" svg:y="1.4cm">
          <text:p/>
          <text:p><text:s text:c="3"/>Ihaîtit</text:p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14" draw:text-style-name="P1" draw:layer="layout" svg:width="3.8cm" svg:height="1cm" svg:x="7cm" svg:y="6.4cm">
          <text:p text:style-name="P1">Connection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9.8cm" svg:y1="7.4cm" svg:x2="11.8cm" svg:y2="8.6cm">
          <text:p/>
        </draw:line>
        <draw:line draw:style-name="gr10" draw:text-style-name="P2" draw:layer="layout" svg:x1="9.4cm" svg:y1="6.4cm" svg:x2="11cm" svg:y2="1.8cm">
          <text:p/>
        </draw:lin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02T15:26:42.757000000</meta:creation-date>
    <dc:date>2021-09-02T15:55:51.776000000</dc:date>
    <meta:editing-duration>PT3M31S</meta:editing-duration>
    <meta:editing-cycles>2</meta:editing-cycles>
    <meta:generator>LibreOffice/6.1.5.2$Windows_X86_64 LibreOffice_project/90f8dcf33c87b3705e78202e3df5142b201bd805</meta:generator>
    <meta:document-statistic meta:object-count="54"/>
  </office:meta>
</office:document-meta>
</file>